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20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P21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9bf04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fo:font-weight="normal" officeooo:rsid="00244fdc" style:font-weight-asian="normal" style:font-weight-complex="normal"/>
    </style:style>
    <style:style style:name="T12" style:family="text">
      <style:text-properties officeooo:rsid="0019bf04"/>
    </style:style>
    <style:style style:name="T13" style:family="text">
      <style:text-properties officeooo:rsid="001e3b2e"/>
    </style:style>
    <style:style style:name="T14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5" style:family="text">
      <style:text-properties officeooo:rsid="00201443"/>
    </style:style>
    <style:style style:name="T16" style:family="text">
      <style:text-properties officeooo:rsid="00210c6a"/>
    </style:style>
    <style:style style:name="T17" style:family="text">
      <style:text-properties officeooo:rsid="0021ca01"/>
    </style:style>
    <style:style style:name="T18" style:family="text">
      <style:text-properties officeooo:rsid="00227939"/>
    </style:style>
    <style:style style:name="T19" style:family="text">
      <style:text-properties officeooo:rsid="001d9b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6625904" text:style-name="L1">
        <text:list-item>
          <text:p text:style-name="P2">Genitore</text:p>
          <text:p text:style-name="P4"><text:span text:style-name="T3">Utente che effettua l'iscrizione del figlio all'asilo. Egli accede al sistema per compilare il modulo di iscrizione all'asilo, consult</text:span><text:span text:style-name="T12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5">educativi <text:s/>ed effettuare o ricevere </text:span><text:span text:style-name="T3">eventuali comunicazioni dalle educatrici, </text:span><text:span text:style-name="T15">personale della segreteria e dal c</text:span><text:span text:style-name="Strong_20_Emphasis"><text:span text:style-name="T14">oordinatore psico-pedagogico.</text:span></text:span></text:p>
          <text:p text:style-name="P5">I genitori si dividono in diverse categorie:</text:p>
        </text:list-item>
      </text:list>
      <text:list xml:id="list36629909" text:style-name="L2">
        <text:list-item>
          <text:p text:style-name="P10">Personale docente e ricercatore</text:p>
        </text:list-item>
        <text:list-item>
          <text:p text:style-name="P14">Personale tecnico-amministrativo di ruolo</text:p>
        </text:list-item>
        <text:list-item>
          <text:p text:style-name="P14">Titolari di assegno di ricerca</text:p>
        </text:list-item>
        <text:list-item>
          <text:p text:style-name="P14">Titolari di contratto a tempo determinato</text:p>
        </text:list-item>
        <text:list-item>
          <text:p text:style-name="P14">Dottorandi</text:p>
        </text:list-item>
        <text:list-item>
          <text:p text:style-name="P14">Titolari di borsa di studio post Laurea o Post doc.</text:p>
        </text:list-item>
        <text:list-item>
          <text:p text:style-name="P15">Studenti</text:p>
        </text:list-item>
        <text:list-item>
          <text:p text:style-name="P16">Residenti nel comune di Fisciano</text:p>
        </text:list-item>
        <text:list-item>
          <text:p text:style-name="P16">Altro</text:p>
        </text:list-item>
      </text:list>
      <text:p text:style-name="P1"/>
      <text:list xml:id="list36643105" text:style-name="L3">
        <text:list-item>
          <text:p text:style-name="P17">Personale asilo</text:p>
          <text:p text:style-name="P18">Il personale si divide nelle seguenti categorie:</text:p>
        </text:list-item>
      </text:list>
      <text:list xml:id="list36625408" text:style-name="L4">
        <text:list-item>
          <text:p text:style-name="P6">Rappresentante commissione formazione graduatoria <text:span text:style-name="T17">e classi</text:span></text:p>
          <text:p text:style-name="P8">Accede al sistema per visualizzare i dati delle persone che <text:span text:style-name="T17">hanno</text:span> effettuato domanda di iscrizione per i propri figli, pubblic<text:span text:style-name="T16">a</text:span> la graduatoria degli iscritti all'asilo <text:span text:style-name="T17">e forma le classi a cui associa del personale proposto a funzioni educative.</text:span></text:p>
          <text:p text:style-name="P7"/>
        </text:list-item>
        <text:list-item>
          <text:p text:style-name="P11">Personale preposto a funzioni educative</text:p>
          <text:p text:style-name="P19">Accede al sistema per mandare comunicazioni e visualizzare dati dei genitori degli iscritti all'asilo.</text:p>
        </text:list-item>
        <text:list-item>
          <text:p text:style-name="P12"><text:span text:style-name="T1">Impiegato</text:span><text:span text:style-name="T2"> </text:span><text:span text:style-name="T1">segreteria</text:span></text:p>
          <text:p text:style-name="P21"><text:span text:style-name="T12">Accede al sistema per inserire </text:span><text:span text:style-name="T17">dati, </text:span><text:span text:style-name="T18">modificare dati degli iscritti all'asilo e personale docente e può </text:span><text:span text:style-name="T17">inviare richieste di</text:span><text:span text:style-name="T12"> modifica o cancella</text:span><text:span text:style-name="T17">zioni</text:span><text:span text:style-name="T12"> </text:span><text:span text:style-name="T17">d</text:span><text:span text:style-name="T12">i dati de</text:span><text:span text:style-name="T18">lle altre tipologie di utenti</text:span><text:span text:style-name="T12"> del sistema </text:span><text:span text:style-name="T17">al delegato del rettore. E'</text:span><text:span text:style-name="T12"> in grado di inviare e ricevere comunicazioni da</text:span><text:span text:style-name="T17">gli utenti del sistema.</text:span></text:p>
        </text:list-item>
        <text:list-item>
          <text:p text:style-name="P13"><text:span text:style-name="Strong_20_Emphasis"><text:span text:style-name="T11">Direttore</text:span></text:span></text:p>
          <text:p text:style-name="P20"><text:span text:style-name="Strong_20_Emphasis"><text:span text:style-name="T11">Potere decisionale su tutto. </text:span></text:span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operazioni </text:span></text:span><text:span text:style-name="Strong_20_Emphasis"><text:span text:style-name="T10">possibili del sistema.</text:span></text:span></text:p>
        </text:list-item>
        <text:list-item>
          <text:p text:style-name="P3"><text:span text:style-name="Strong_20_Emphasis"><text:span text:style-name="T5">Delegato del rettore</text:span></text:span></text:p>
          <text:p text:style-name="P9"><text:span text:style-name="Strong_20_Emphasis"><text:span text:style-name="T7">Può</text:span></text:span><text:span text:style-name="Strong_20_Emphasis"><text:span text:style-name="T6"> </text:span></text:span><text:span text:style-name="Strong_20_Emphasis"><text:span text:style-name="T11">visualizzare le operazioni fatte dagli utenti,</text:span></text:span><text:span text:style-name="Strong_20_Emphasis"><text:span text:style-name="T6"> i dati, ed è in grado di inviare e </text:span></text:span><text:soft-page-break/><text:span text:style-name="Strong_20_Emphasis"><text:span text:style-name="T6">ricevere comunicazioni da quest'ultimi. </text:span></text:span></text:p>
        </text:list-item>
        <text:list-item>
          <text:p text:style-name="P9"><text:span text:style-name="Strong_20_Emphasis"><text:span text:style-name="T4">Responsabile Scientifico dell'Asilo Nido</text:span></text:span></text:p>
          <text:p text:style-name="P9"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</text:list-item>
        <text:list-item>
          <text:p text:style-name="P9"><text:span text:style-name="Strong_20_Emphasis"><text:span text:style-name="T4">Coordinatore psico-pedagogico</text:span></text:span><text:span text:style-name="T2"> </text:span></text:p>
          <text:p text:style-name="P9"><text:span text:style-name="Strong_20_Emphasis"><text:span text:style-name="T7">Accede al sistema per ricevere ed effettuare comunicazioni con </text:span></text:span><text:span text:style-name="Strong_20_Emphasis"><text:span text:style-name="T8">l'impiegato della segreteria, responsabile scientifico dell'asilo nido e delegato del rettore. </text:span></text:span><text:span text:style-name="Strong_20_Emphasis"><text:span text:style-name="T10">Gestisce le varie tipologie di servizi offerti. Gestisce il progetto educativo</text:span></text:span></text:p>
          <text:p text:style-name="P9"><text:span text:style-name="Strong_20_Emphasis"><text:span text:style-name="T9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2T16:53:55.48</dc:date>
    <meta:editing-duration>PT21M35S</meta:editing-duration>
    <meta:editing-cycles>12</meta:editing-cycles>
    <meta:document-statistic meta:table-count="0" meta:image-count="0" meta:object-count="0" meta:page-count="2" meta:paragraph-count="29" meta:word-count="388" meta:character-count="2526" meta:non-whitespace-character-count="2192"/>
  </office:meta>
</office:document-meta>
</file>